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automatic-styles>
    <style:style style:name="Table17" style:family="table">
      <style:table-properties style:width="16.219cm" fo:margin-left="-0.016cm" fo:margin-right="0.796cm" table:align="margins"/>
    </style:style>
    <style:style style:name="Table17.A" style:family="table-column">
      <style:table-column-properties style:column-width="3.706cm" style:rel-column-width="14975*"/>
    </style:style>
    <style:style style:name="Table17.B" style:family="table-column">
      <style:table-column-properties style:column-width="4.475cm" style:rel-column-width="18083*"/>
    </style:style>
    <style:style style:name="Table17.C" style:family="table-column">
      <style:table-column-properties style:column-width="8.038cm" style:rel-column-width="32477*"/>
    </style:style>
    <style:style style:name="Table17.1" style:family="table-row">
      <style:table-row-properties style:min-row-height="0.728cm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3" style:family="table-row">
      <style:table-row-properties style:min-row-height="2.517cm"/>
    </style:style>
    <style:style style:name="Table19" style:family="table">
      <style:table-properties style:width="16.228cm" fo:margin-left="-0.016cm" fo:margin-right="0.787cm" table:align="margins"/>
    </style:style>
    <style:style style:name="Table19.A" style:family="table-column">
      <style:table-column-properties style:column-width="4.607cm" style:rel-column-width="18608*"/>
    </style:style>
    <style:style style:name="Table19.B" style:family="table-column">
      <style:table-column-properties style:column-width="4.387cm" style:rel-column-width="17717*"/>
    </style:style>
    <style:style style:name="Table19.C" style:family="table-column">
      <style:table-column-properties style:column-width="7.234cm" style:rel-column-width="29210*"/>
    </style:style>
    <style:style style:name="Table1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C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.3" style:family="table-row">
      <style:table-row-properties style:min-row-height="2.517cm"/>
    </style:style>
    <style:style style:name="P1" style:family="paragraph" style:parent-style-name="Heading_20_3">
      <style:paragraph-properties fo:break-before="pag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Heading_20_2">
      <style:text-properties style:font-name="Tahoma" fo:font-size="13pt" fo:font-style="normal" style:font-size-asian="13pt" style:font-style-asian="normal" style:font-size-complex="13pt" style:font-style-complex="normal"/>
    </style:style>
    <style:style style:name="fr1" style:family="graphic" style:parent-style-name="Graphics">
      <style:graphic-properties style:wrap="none"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1" style:wrap-contour="false"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2">Combobox</text:h>
      <text:p text:style-name="Text_20_body"><draw:frame draw:style-name="fr5" draw:name="graphics1" text:anchor-type="paragraph" svg:width="7.25cm" svg:height="3.413cm" draw:z-index="4"><draw:image xlink:href="../images/combobox.jpg" xlink:type="simple" xlink:show="embed" xlink:actuate="onLoad" draw:filter-name="&lt;All formats&gt;"/></draw:frame>Combobox is composed of two parts, an input box and a popup.</text:p>
      <text:h text:style-name="Heading_20_3" text:outline-level="3">Input Box</text:h>
      <text:p text:style-name="Standard"><draw:frame draw:style-name="fr1" draw:name="graphics110" text:anchor-type="paragraph" svg:y="0.044cm" svg:width="11.123cm" svg:height="1.949cm" draw:z-index="0"><draw:image xlink:href="../images/combobox-input.jpg" xlink:type="simple" xlink:show="embed" xlink:actuate="onLoad" draw:filter-name="&lt;All formats&gt;"/></draw:frame></text:p>
      <text:p text:style-name="Standard"/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3">CSS Definition</text:p>
          </table:table-cell>
          <table:table-cell table:style-name="Table17.A1" office:value-type="string">
            <text:p text:style-name="P3">Description</text:p>
          </table:table-cell>
          <table:table-cell table:style-name="Table17.C1" office:value-type="string">
            <text:p text:style-name="P3">Default Values</text:p>
          </table:table-cell>
        </table:table-row>
        <table:table-row>
          <table:table-cell table:style-name="Table17.A2" office:value-type="string">
            <text:p text:style-name="P2"><text:span text:style-name="Source_20_Text">span.combobox</text:span></text:p>
          </table:table-cell>
          <table:table-cell table:style-name="Table17.A2" office:value-type="string">
            <text:p text:style-name="P2">The outline of combbox</text:p>
          </table:table-cell>
          <table:table-cell table:style-name="Table17.C2" office:value-type="string">
            <text:p text:style-name="P2"><text:span text:style-name="Source_20_Text">border: 0; </text:span></text:p>
            <text:p text:style-name="P2"><text:span text:style-name="Source_20_Text">padding: 0; </text:span></text:p>
            <text:p text:style-name="P2"><text:span text:style-name="Source_20_Text">margin: 0; </text:span></text:p>
            <text:p text:style-name="P2"><text:span text:style-name="Source_20_Text">white-space: nowrap;</text:span></text:p>
          </table:table-cell>
        </table:table-row>
        <table:table-row table:style-name="Table17.3">
          <table:table-cell table:style-name="Table17.A2" office:value-type="string">
            <text:p text:style-name="P2"><text:span text:style-name="Source_20_Text">span.rbtnbk</text:span></text:p>
          </table:table-cell>
          <table:table-cell table:style-name="Table17.A2" office:value-type="string">
            <text:p text:style-name="P2">Button at the right edge</text:p>
          </table:table-cell>
          <table:table-cell table:style-name="Table17.C2" office:value-type="string">
            <text:p text:style-name="P2"><text:span text:style-name="Source_20_Text">background-image: url(${c:encodeURL('~./zul/img/btnbk.gif')}); </text:span></text:p>
            <text:p text:style-name="P2"><text:span text:style-name="Source_20_Text">background-repeat: no-repeat;</text:span></text:p>
            <text:p text:style-name="P2"><text:span text:style-name="Source_20_Text">border: 1px solid #7f9db9; </text:span></text:p>
            <text:p text:style-name="P2"><text:span text:style-name="Source_20_Text">border-left: none;</text:span></text:p>
          </table:table-cell>
        </table:table-row>
      </table:table>
      <text:p text:style-name="Standard"/>
      <text:p text:style-name="Heading_20_4">Customize the Button</text:p>
      <text:p text:style-name="Text_20_body_20_indent_20_2">The way to customize the button of combobox is to change the image as follows.</text:p>
      <text:p text:style-name="Text_20_body"><draw:frame draw:style-name="fr2" draw:name="graphics410" text:anchor-type="paragraph" svg:y="0.397cm" svg:width="4.948cm" svg:height="1.138cm" draw:z-index="1"><draw:image xlink:href="../images/combobox-btn.jpg" xlink:type="simple" xlink:show="embed" xlink:actuate="onLoad"/></draw:frame> <text:s text:c="3"/><text:tab/></text:p>
      <text:p text:style-name="Code_20_Indent_20_2">span.rbtnbk{</text:p>
      <text:p text:style-name="Code_20_Indent_20_2"><text:tab/>background-image: url(/zkdemo/green.jpg);</text:p>
      <text:p text:style-name="Code_20_Indent_20_2">}</text:p>
      <text:h text:style-name="Heading_20_3" text:outline-level="3"/>
      <text:h text:style-name="P1" text:outline-level="3">Popup</text:h>
      <text:p text:style-name="Standard"><draw:frame draw:style-name="fr3" draw:name="graphics210" text:anchor-type="paragraph" svg:x="0.621cm" svg:y="0.21cm" svg:width="14.436cm" svg:height="4.911cm" draw:z-index="2"><draw:image xlink:href="../images/combobox-with-pp.jpg" xlink:type="simple" xlink:show="embed" xlink:actuate="onLoad"/></draw:frame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>
          <table:table-cell table:style-name="Table19.A1" office:value-type="string">
            <text:p text:style-name="P3">CSS Definition</text:p>
          </table:table-cell>
          <table:table-cell table:style-name="Table19.A1" office:value-type="string">
            <text:p text:style-name="P3">Description</text:p>
          </table:table-cell>
          <table:table-cell table:style-name="Table19.C1" office:value-type="string">
            <text:p text:style-name="P3">Default Values</text:p>
          </table:table-cell>
        </table:table-row>
        <table:table-row>
          <table:table-cell table:style-name="Table19.A2" office:value-type="string">
            <text:p text:style-name="P2"><text:span text:style-name="Source_20_Text">div.comboboxpp</text:span></text:p>
          </table:table-cell>
          <table:table-cell table:style-name="Table19.A2" office:value-type="string">
            <text:p text:style-name="P2">Popup of combobox</text:p>
          </table:table-cell>
          <table:table-cell table:style-name="Table19.C2" office:value-type="string">
            <text:p text:style-name="P2"><text:span text:style-name="Source_20_Text">display: block; </text:span></text:p>
            <text:p text:style-name="P2"><text:span text:style-name="Source_20_Text">position: absolute; </text:span></text:p>
            <text:p text:style-name="P2"><text:span text:style-name="Source_20_Text">z-index: 88000;</text:span></text:p>
            <text:p text:style-name="P2"><text:span text:style-name="Source_20_Text">background: white; </text:span></text:p>
            <text:p text:style-name="P2"><text:span text:style-name="Source_20_Text">border: 1px solid black; </text:span></text:p>
            <text:p text:style-name="P2"><text:span text:style-name="Source_20_Text">padding: 2px;</text:span></text:p>
            <text:p text:style-name="P2"><text:span text:style-name="Source_20_Text">font-size: x-small;</text:span></text:p>
          </table:table-cell>
        </table:table-row>
        <table:table-row table:style-name="Table19.3">
          <table:table-cell table:style-name="Table19.A2" office:value-type="string">
            <text:p text:style-name="P2"><text:span text:style-name="Source_20_Text">.comboboxpp td</text:span></text:p>
          </table:table-cell>
          <table:table-cell table:style-name="Table19.A2" office:value-type="string">
            <text:p text:style-name="P2">Label in the popup</text:p>
          </table:table-cell>
          <table:table-cell table:style-name="Table19.C2" office:value-type="string">
            <text:p text:style-name="P2"><text:span text:style-name="Source_20_Text">white-space: nowrap; </text:span></text:p>
            <text:p text:style-name="P2"><text:span text:style-name="Source_20_Text">font-size: x-small;</text:span></text:p>
            <text:p text:style-name="P2"><text:span text:style-name="Source_20_Text">cursor: pointer;</text:span></text:p>
          </table:table-cell>
        </table:table-row>
        <table:table-row table:style-name="Table19.3">
          <table:table-cell table:style-name="Table19.A2" office:value-type="string">
            <text:p text:style-name="P2"><text:span text:style-name="Source_20_Text">.comboboxpp td span</text:span></text:p>
          </table:table-cell>
          <table:table-cell table:style-name="Table19.A2" office:value-type="string">
            <text:p text:style-name="P2">Descriptions in the popup</text:p>
          </table:table-cell>
          <table:table-cell table:style-name="Table19.C2" office:value-type="string">
            <text:p text:style-name="P2"><text:span text:style-name="Source_20_Text">color: #888;</text:span></text:p>
            <text:p text:style-name="P2"><text:span text:style-name="Source_20_Text">font-size: xx-small; </text:span></text:p>
            <text:p text:style-name="P2"><text:span text:style-name="Source_20_Text">padding-left: 6px;</text:span></text:p>
          </table:table-cell>
        </table:table-row>
      </table:table>
      <text:p text:style-name="Standard"/>
      <text:p text:style-name="Heading_20_4">Customize the Background</text:p>
      <text:p text:style-name="Text_20_body_20_indent_20_2">The way to customize the background color of popup is to change the background attribute of <text:span text:style-name="Numbering_20_Symbols">div.comboboxpp</text:span>.</text:p>
      <text:p text:style-name="Text_20_body"><draw:frame draw:style-name="fr4" draw:name="graphics510" text:anchor-type="paragraph" svg:width="7.011cm" svg:height="3.149cm" draw:z-index="3"><draw:image xlink:href="../images/comboboxpp.jpg" xlink:type="simple" xlink:show="embed" xlink:actuate="onLoad"/></draw:frame></text:p>
      <text:p text:style-name="Code_20_Indent_20_2">div.comboboxpp{</text:p>
      <text:p text:style-name="Code_20_Indent_20_2"><text:tab/>background: #EEF3E2;</text:p>
      <text:p text:style-name="Code_20_Indent_20_2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4" svg:font-family="Tahoma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Tahoma3" svg:font-family="Tahoma" style:font-pitch="variable"/>
    <style:font-face style:name="細明體" svg:font-family="細明體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Tahoma" svg:font-family="Tahoma" style:font-family-generic="swiss" style:font-pitch="variable"/>
    <style:font-face style:name="Tahoma1" svg:font-family="Tahoma" style:font-adornments="Bold" style:font-family-generic="swiss" style:font-pitch="variable"/>
    <style:font-face style:name="Tahoma2" svg:font-family="Tahoma" style:font-adornments="Regular" style:font-family-generic="swiss" style:font-pitch="variable"/>
    <style:font-face style:name="Verdana" svg:font-family="Verdana" style:font-adornments="Regular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TW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font-name-asian="細明體" style:font-size-asian="12pt" style:language-asian="zh" style:country-asian="TW" style:font-name-complex="Tahoma3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.349cm" fo:margin-bottom="0.349cm" style:shadow="none"/>
      <style:text-properties style:font-name="Verdana" fo:font-size="10pt" style:language-asian="zh" style:country-asian="TW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0pt" style:font-size-asian="10pt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ahoma" fo:font-size="14pt" style:font-name-asian="細明體" style:font-size-asian="14pt" style:font-name-complex="Tahoma3" style:font-size-complex="14pt"/>
    </style:style>
    <style:style style:name="Heading_20_1" style:display-name="Heading 1" style:family="paragraph" style:parent-style-name="Heading" style:next-style-name="Text_20_body" style:class="text">
      <style:paragraph-properties fo:margin-top="0cm" fo:margin-bottom="1cm" fo:line-height="100%" fo:text-align="start" style:justify-single-word="false" fo:break-before="page" fo:background-color="transparent" fo:padding="0.049cm" fo:border-left="none" fo:border-right="none" fo:border-top="none" fo:border-bottom="0.035cm solid #c0c0c0" style:shadow="none" text:number-lines="true" text:line-number="0">
        <style:tab-stops/>
        <style:background-image/>
      </style:paragraph-properties>
      <style:text-properties fo:color="#666666" style:font-name="Tahoma1" fo:font-size="125%" fo:text-shadow="none" fo:font-weight="bold" style:font-size-asian="120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paragraph-properties fo:margin-top="1.199cm" fo:margin-bottom="0.4cm" fo:line-height="100%" fo:text-align="start" style:justify-single-word="false"/>
      <style:text-properties fo:color="#333333" style:font-name="Tahoma1" fo:font-size="13pt" fo:font-style="normal" fo:font-weight="bold" style:font-size-asian="13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_20_indent" style:class="text" style:default-outline-level="3">
      <style:paragraph-properties fo:margin-left="1cm" fo:margin-right="0cm" fo:margin-top="0.72cm" fo:margin-bottom="0.21cm" fo:line-height="100%" fo:text-align="start" style:justify-single-word="false" fo:text-indent="0cm" style:auto-text-indent="false"/>
      <style:text-properties style:font-name="Tahoma1" fo:font-size="10.5pt" fo:font-weight="bold" style:font-size-asian="10.5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_20_indent_20_2" style:class="text">
      <style:paragraph-properties fo:margin-left="1.499cm" fo:margin-right="0cm" fo:margin-top="0.72cm" fo:margin-bottom="0.21cm" fo:text-indent="0cm" style:auto-text-indent="false"/>
      <style:text-properties style:font-name="Tahoma1" fo:font-size="10pt" fo:font-style="normal" fo:font-weight="bold" style:font-size-asian="10pt" style:font-style-asian="normal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_20_indent_20_3" style:class="text">
      <style:paragraph-properties fo:margin-left="2cm" fo:margin-right="0cm" fo:margin-top="0.52cm" fo:margin-bottom="0.21cm" fo:text-indent="0cm" style:auto-text-indent="false"/>
      <style:text-properties style:font-name="Tahoma1" fo:font-size="10pt" fo:font-weight="bold" style:font-size-asian="10pt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4"/>
    </style:style>
    <style:style style:name="Numbering_20_3" style:display-name="Numbering 3" style:family="paragraph" style:parent-style-name="List" style:class="list">
      <style:paragraph-properties fo:margin-left="1.499cm" fo:margin-right="0cm" fo:margin-top="0cm" fo:margin-bottom="0.212cm" fo:text-indent="-0.499cm" style:auto-text-indent="false"/>
    </style:style>
    <style:style style:name="Footer" style:family="paragraph" style:parent-style-name="Standard" style:class="extra">
      <style:paragraph-properties fo:line-height="100%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fo:margin-top="0cm" fo:margin-bottom="0cm"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4" style:font-size-complex="10pt" style:font-style-complex="italic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margin-top="0cm" fo:margin-bottom="0cm" fo:text-indent="-0.499cm" style:auto-text-indent="false" text:number-lines="false" text:line-number="0"/>
      <style:text-properties fo:font-size="9pt" style:font-size-asian="9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4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499cm" fo:margin-bottom="0.101cm" fo:line-height="115%" fo:text-indent="0cm" style:auto-text-indent="false" fo:keep-with-next="always">
        <style:tab-stops>
          <style:tab-stop style:position="17.59cm" style:type="right" style:leader-style="dotted" style:leader-text="."/>
        </style:tab-stops>
      </style:paragraph-properties>
      <style:text-properties fo:font-weight="bold" style:font-weight-asian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.3cm" fo:margin-bottom="0.101cm" fo:line-height="115%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margin-top="0.15cm" fo:margin-bottom="0.15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.101cm" fo:margin-bottom="0.101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5.09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59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4.095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596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.349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.499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Code" style:family="paragraph" style:parent-style-name="Text_20_body">
      <style:paragraph-properties fo:margin-left="0.499cm" fo:margin-right="0cm" fo:margin-top="0.101cm" fo:margin-bottom="0.049cm" fo:text-align="start" style:justify-single-word="false" fo:orphans="3" fo:text-indent="0cm" style:auto-text-indent="false" fo:padding="0.049cm" fo:border-left="0.002cm solid #000000" fo:border-right="0.002cm solid #000000" fo:border-top="0.002cm solid #000000" fo:border-bottom="0.002cm solid #c0c0c0">
        <style:tab-stops>
          <style:tab-stop style:position="0.6cm"/>
          <style:tab-stop style:position="1.199cm"/>
          <style:tab-stop style:position="1.799cm"/>
          <style:tab-stop style:position="2.401cm"/>
          <style:tab-stop style:position="3cm"/>
          <style:tab-stop style:position="3.6cm"/>
        </style:tab-stops>
      </style:paragraph-properties>
      <style:text-properties style:font-name="Courier New" fo:font-size="9pt" style:font-size-asian="9pt"/>
    </style:style>
    <style:style style:name="Code_20_Indent" style:display-name="Code Indent" style:family="paragraph" style:parent-style-name="Code">
      <style:paragraph-properties fo:margin-left="1cm" fo:margin-right="0cm" fo:margin-top="0.101cm" fo:margin-bottom="0.049cm" fo:text-indent="0cm" style:auto-text-indent="false"/>
      <style:text-properties fo:font-size="9pt" style:font-name-asian="Courier New" style:font-size-asian="9pt"/>
    </style:style>
    <style:style style:name="Code_20_Indent_20_2" style:display-name="Code Indent 2" style:family="paragraph" style:parent-style-name="Code_20_Indent">
      <style:paragraph-properties fo:margin-left="1.499cm" fo:margin-right="0cm" fo:text-indent="0cm" style:auto-text-indent="false"/>
    </style:style>
    <style:style style:name="Text_20_body_20_indent_20_2" style:display-name="Text body indent 2" style:family="paragraph" style:parent-style-name="Text_20_body_20_indent">
      <style:paragraph-properties fo:margin-left="1.499cm" fo:margin-right="0cm" fo:text-indent="0cm" style:auto-text-indent="false"/>
    </style:style>
    <style:style style:name="SideNote" style:family="paragraph" style:parent-style-name="Text_20_body">
      <style:paragraph-properties fo:margin-left="1cm" fo:margin-right="0cm" fo:text-indent="0cm" style:auto-text-indent="false" fo:padding="0.049cm" fo:border="0.018cm solid #000080" style:shadow="none"/>
      <style:text-properties style:font-name="Times New Roman1"/>
    </style:style>
    <style:style style:name="Tip" style:family="paragraph" style:parent-style-name="Text_20_body">
      <style:paragraph-properties fo:margin-left="2cm" fo:margin-right="1cm" fo:keep-together="always" fo:text-indent="0cm" style:auto-text-indent="false" fo:padding="0.049cm" fo:border="0.002cm solid #000000" style:shadow="#c0c0c0 0.101cm 0.101cm"/>
      <style:text-properties fo:font-size="9pt" style:font-size-asian="9pt"/>
    </style:style>
    <style:style style:name="Mouseless" style:family="paragraph" style:parent-style-name="Tip" style:class="text">
      <style:paragraph-properties fo:margin-top="0.15cm" fo:margin-bottom="0.15cm">
        <style:tab-stops/>
      </style:paragraph-properties>
    </style:style>
    <style:style style:name="Mouseless_20_Header" style:display-name="Mouseless Header" style:family="paragraph" style:parent-style-name="Mouseless">
      <style:paragraph-properties>
        <style:tab-stops>
          <style:tab-stop style:position="16.499cm" style:type="right"/>
        </style:tab-stops>
      </style:paragraph-properties>
      <style:text-properties fo:font-weight="bold"/>
    </style:style>
    <style:style style:name="Code_20_Indent_20_3" style:display-name="Code Indent 3" style:family="paragraph" style:parent-style-name="Code_20_Indent_20_2">
      <style:paragraph-properties fo:margin-left="2cm" fo:margin-right="0cm" fo:text-indent="0cm" style:auto-text-indent="false"/>
    </style:style>
    <style:style style:name="Text_20_body_20_indent_20_3" style:display-name="Text body indent 3" style:family="paragraph" style:parent-style-name="Text_20_body_20_indent_20_2">
      <style:paragraph-properties fo:margin-left="2cm" fo:margin-right="0cm" fo:text-indent="0cm" style:auto-text-indent="false"/>
    </style:style>
    <style:style style:name="Document_20_Title" style:display-name="Document Title" style:family="paragraph" style:parent-style-name="Contents_20_3">
      <style:paragraph-properties fo:text-align="center" style:justify-single-word="false"/>
      <style:text-properties style:font-name="Tahoma2" fo:font-size="20pt" fo:font-weight="bold"/>
    </style:style>
    <style:style style:name="Document_20_SubTitle" style:display-name="Document SubTitle" style:family="paragraph" style:parent-style-name="Standard">
      <style:paragraph-properties fo:text-align="center" style:justify-single-word="false"/>
      <style:text-properties fo:color="#808080" style:font-name="Tahoma1" fo:font-size="14pt" fo:font-weight="bold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Courier New1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style:use-window-font-color="true" style:font-name="Verdana" fo:font-size="10pt" style:text-underline-style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1" fo:background-color="transparent" style:font-name-asian="Courier New1" style:font-name-complex="Courier New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8-01-10T10:28:37</meta:creation-date>
    <dc:date>2008-01-10T11:51:38</dc:date>
    <dc:language>en-US</dc:language>
    <meta:editing-cycles>7</meta:editing-cycles>
    <meta:editing-duration>PT33M26S</meta:editing-duration>
    <meta:user-defined meta:name="Info 1"/>
    <meta:user-defined meta:name="Info 2"/>
    <meta:user-defined meta:name="Info 3"/>
    <meta:user-defined meta:name="Info 4"/>
    <meta:document-statistic meta:table-count="2" meta:image-count="5" meta:object-count="0" meta:page-count="2" meta:paragraph-count="52" meta:word-count="166" meta:character-count="1088"/>
  </office:meta>
</office:document-meta>
</file>